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4" style:family="paragraph" style:parent-style-name="Text_20_body">
      <style:text-properties fo:font-size="6pt" style:font-size-asian="6pt" style:font-size-complex="6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1" style:family="text">
      <style:text-properties fo:language="en" fo:country="US" style:font-name-complex="Symbo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7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8" style:family="text">
      <style:text-properties fo:language="ru" fo:country="RU"/>
    </style:style>
    <style:style style:name="T19" style:family="text">
      <style:text-properties style:font-name-complex="Arial"/>
    </style:style>
    <style:style style:name="T20" style:family="text">
      <style:text-properties style:text-position="0% 100%" fo:language="en" fo:country="US" fo:font-style="italic" style:font-style-asian="italic" style:font-style-complex="italic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background-color="transparen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10pt" fo:language="en" fo:country="US" style:text-underline-style="none" fo:font-weight="bold" style:font-size-asian="10pt" style:font-name-complex="Arial"/>
    </style:style>
    <style:style style:name="T26" style:family="text">
      <style:text-properties fo:font-size="10pt" fo:language="en" fo:country="US" style:font-size-asian="10pt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1" style:family="text">
      <style:text-properties fo:font-size="10pt" style:font-size-asian="10pt" style:font-name-complex="Arial"/>
    </style:style>
    <style:style style:name="T32" style:family="text">
      <style:text-properties fo:color="#222222"/>
    </style:style>
    <style:style style:name="T33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3"><text:span text:style-name="T2">AT2331 Emergency Alarm Dosimeter</text:span><text:span text:style-name="T25"><text:tab/></text:span><text:span text:style-name="T26">Date of calibration: </text:span><text:span text:style-name="T27">$date</text:span><text:span text:style-name="T30">.</text:span></text:p>
      <text:p text:style-name="P6"/>
      <text:p text:style-name="P3"><text:span text:style-name="T26">SN</text:span><text:span text:style-name="T31">: </text:span><text:span text:style-name="T28">$serial</text:span></text:p>
      <text:p text:style-name="P7"/>
      <text:p text:style-name="P9"><text:span text:style-name="T26">Type: </text:span><text:span text:style-name="T29">BDKG-25</text:span></text:p>
      <text:p text:style-name="P7"/>
      <text:p text:style-name="P4">Measurement limits: <text:span text:style-name="T22">BDKG-25: γ </text:span><text:span text:style-name="T3">0.1 µGy/h – 1.0 Gy/h;</text:span></text:p>
      <text:p text:style-name="P8"/>
      <text:p text:style-name="P4">Measurement error: <text:span text:style-name="T22">BDKG-25: ±30%</text:span></text:p>
      <text:p text:style-name="P11"/>
      <text:p text:style-name="P4">Operating conditions: </text:p>
      <text:p text:style-name="P35"><text:span text:style-name="T9">- Air temperature<text:tab/></text:span><text:span text:style-name="T19"><text:tab/><text:tab/><text:tab/><text:tab/>+</text:span><text:span text:style-name="T9">$temp</text:span><text:span text:style-name="T19"> °</text:span><text:span text:style-name="T9">C</text:span></text:p>
      <text:p text:style-name="P35"><text:span text:style-name="T9">- Atmospheric pressure<text:tab/></text:span><text:span text:style-name="T9"><text:tab/><text:tab/><text:tab/>98,5 kPa</text:span></text:p>
      <text:p text:style-name="P35"><text:span text:style-name="T9">- Relative humidity<text:tab/><text:tab/></text:span><text:span text:style-name="T9"><text:tab/><text:tab/>$vlag %</text:span></text:p>
      <text:p text:style-name="P36">- Gamma radiation background<text:tab/><text:tab/><text:tab/>$bground <text:s/>nSv/h</text:p>
      <text:p text:style-name="Standard"><text:span text:style-name="Знак_20_примечания"><text:span text:style-name="T4"/></text:span></text:p>
      <text:p text:style-name="P22">Calibration means:</text:p>
      <text:p text:style-name="P38">- $eng_facility_110;</text:p>
      <text:p text:style-name="P37">- $eng_facility_130;</text:p>
      <text:list xml:id="list7795539607394977802" text:style-name="L1">
        <text:list-header>
          <text:p text:style-name="P39"/>
        </text:list-header>
      </text:list>
      <text:p text:style-name="P10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7">BDKG-25 (</text:span><text:span text:style-name="T11">γ</text:span><text:span text:style-name="T7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4"><text:span text:style-name="T32">Absorbed dose rate</text:span> at check point <text:span text:style-name="T33">Ḋ</text:span><text:span text:style-name="T14">oi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15">Distan-ce to source, </text:p>
            <text:p text:style-name="P16">R, сm</text:p>
          </table:table-cell>
          <table:table-cell table:style-name="t1.B2" table:number-columns-spanned="5" office:value-type="string">
            <text:p text:style-name="P19"><text:span text:style-name="T32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23">Relative <text:s/>measure-ment</text:span> error</text:p>
            <text:p text:style-name="P15"><text:span text:style-name="T12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0">Confidence limit of the intrinsic <text:s/>relative error <text:span text:style-name="T24">Δ</text:span><text:span text:style-name="T14">i</text:span>, % during calibration</text:p>
          </table:table-cell>
          <table:table-cell table:style-name="t1.K2" table:number-rows-spanned="3" office:value-type="string">
            <text:p text:style-name="P17">Limits of intrinsic relative error, </text:p>
            <text:p text:style-name="P17">% </text:p>
            <text:p text:style-name="P1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8"><text:span text:style-name="T7">Back-ground</text:span>, <text:span text:style-name="T12">n</text:span><text:span text:style-name="T8">Gy</text:span><text:span text:style-name="T12">/h</text:span></text:p>
          </table:table-cell>
          <table:table-cell table:style-name="t1.D3" table:number-columns-spanned="3" office:value-type="string">
            <text:p text:style-name="P18"><text:span text:style-name="T7">Measured value</text:span> <text:span text:style-name="T34">Ḋ</text:span><text:span text:style-name="T16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18"><text:span text:style-name="T7">Average value</text:span>, <text:span text:style-name="T34">D</text:span><text:span text:style-name="T16">av</text:span><text:span text:style-name="T17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1">D</text:span><text:span text:style-name="T13">1</text:span></text:p>
          </table:table-cell>
          <table:table-cell table:style-name="t1.D3" office:value-type="string">
            <text:p text:style-name="P32"><text:span text:style-name="T20">D</text:span><text:span text:style-name="T13">2</text:span></text:p>
          </table:table-cell>
          <table:table-cell table:style-name="t1.D3" office:value-type="string">
            <text:p text:style-name="P32"><text:span text:style-name="T20">D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<text:span text:style-name="T10">µ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7" office:value-type="string">
            <text:p text:style-name="P13">±30</text:p>
          </table:table-cell>
        </table:table-row>
        <table:table-row>
          <table:table-cell table:style-name="t1.A5" office:value-type="string">
            <text:p text:style-name="P13">7 <text:span text:style-name="T10">µGy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3">70 <text:span text:style-name="T10">µGy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3">0,7 m<text:span text:style-name="T10">Gy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3">7,0 m<text:span text:style-name="T10">Gy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3">70 m<text:span text:style-name="T10">Gy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11" office:value-type="string">
            <text:p text:style-name="P13"><text:span text:style-name="T18">0,7</text:span> <text:span text:style-name="T10">Gy</text:span>/h</text:p>
          </table:table-cell>
          <table:table-cell table:style-name="t1.B11" office:value-type="string">
            <text:p text:style-name="P12">$1-36</text:p>
          </table:table-cell>
          <table:table-cell table:style-name="t1.B11" office:value-type="string">
            <text:p text:style-name="P12">$1-46</text:p>
          </table:table-cell>
          <table:table-cell table:style-name="t1.B11" office:value-type="string">
            <text:p text:style-name="P12">$1-56</text:p>
          </table:table-cell>
          <table:table-cell table:style-name="t1.B11" office:value-type="string">
            <text:p text:style-name="P12">$1-66</text:p>
          </table:table-cell>
          <table:table-cell table:style-name="t1.B11" office:value-type="string">
            <text:p text:style-name="P12">$1-76</text:p>
          </table:table-cell>
          <table:table-cell table:style-name="t1.B11" office:value-type="string">
            <text:p text:style-name="P12">$1-86</text:p>
          </table:table-cell>
          <table:table-cell table:style-name="t1.B11" office:value-type="string">
            <text:p text:style-name="P12">$1-06</text:p>
          </table:table-cell>
          <table:table-cell table:style-name="t1.B11" office:value-type="string">
            <text:p text:style-name="P12">$1-16</text:p>
          </table:table-cell>
          <table:table-cell table:style-name="t1.B11" office:value-type="string">
            <text:p text:style-name="P12">$1-26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Calibrated by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4">Technical control: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1:02.47</dc:date>
    <meta:print-date>2019-04-03T15:18:00</meta:print-date>
    <meta:editing-cycles>157</meta:editing-cycles>
    <meta:editing-duration>PT14H23M44S</meta:editing-duration>
    <meta:generator>OpenOffice/4.1.6$Win32 OpenOffice.org_project/416m1$Build-9790</meta:generator>
    <meta:document-statistic meta:table-count="2" meta:image-count="1" meta:object-count="0" meta:page-count="1" meta:paragraph-count="114" meta:word-count="211" meta:character-count="1376"/>
  </office:meta>
</office:document-meta>
</file>